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E7E6E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43437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2.95010416666667cm"/>
    </style:style>
    <style:style style:name="ro1" style:family="table-row">
      <style:table-row-properties style:row-height="17.6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26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Stretching sweets measurements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office:value-type="string" table:number-columns-spanned="7" table:number-rows-spanned="1" table:style-name="ce14">
            <text:p>Students should enter their masses in column A and their length measurements in column C underneath our starter values.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8" table:number-rows-spanned="1" table:style-name="ce14">
            <text:p>The weight and extension results will then be calculated automatically and displayed in columns B and D instead of the default -30 and -5 shown.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style-name="ce6">
            <text:p>Strawberry laces</text:p>
          </table:table-cell>
          <table:table-cell table:style-name="ce7"/>
          <table:table-cell table:style-name="ce8"/>
          <table:table-cell table:style-name="ce2"/>
          <table:table-cell table:style-name="ce1">
            <draw:frame draw:z-index="1" draw:id="id0" draw:style-name="a0" draw:name="Chart 1" svg:x="0.17708in" svg:y="0.03125in" svg:width="5.33333in" svg:height="2.67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Mass (g)</text:p>
          </table:table-cell>
          <table:table-cell office:value-type="string" table:style-name="ce12">
            <text:p>Weight (N)</text:p>
          </table:table-cell>
          <table:table-cell office:value-type="string" table:style-name="ce3">
            <text:p>Length between markers (cm)</text:p>
          </table:table-cell>
          <table:table-cell office:value-type="string" table:style-name="ce13">
            <text:p>Extension (cm)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formula="of:=[.A6]*0.001*10" table:style-name="ce11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formula="of:=[.C6]-[.$C$6]" table:style-name="ce11">
            <text:p>0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0.1" table:formula="of:=[.A7]*0.001*10" table:style-name="ce11">
            <text:p>0.1</text:p>
          </table:table-cell>
          <table:table-cell table:style-name="ce4"/>
          <table:table-cell office:value-type="float" office:value="-30" table:formula="of:=[.C7]-[.$C$6]" table:style-name="ce11">
            <text:p>-30</text:p>
          </table:table-cell>
          <table:table-cell table:number-columns-repeated="16380" table:style-name="ce1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float" office:value="0.2" table:formula="of:=[.A8]*0.001*10" table:style-name="ce11">
            <text:p>0.2</text:p>
          </table:table-cell>
          <table:table-cell table:style-name="ce4"/>
          <table:table-cell office:value-type="float" office:value="-30" table:formula="of:=[.C8]-[.$C$6]" table:style-name="ce11">
            <text:p>-30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float" office:value="0" table:formula="of:=[.A9]*0.001*10" table:style-name="ce11">
            <text:p>0</text:p>
          </table:table-cell>
          <table:table-cell table:style-name="ce4"/>
          <table:table-cell office:value-type="float" office:value="-30" table:formula="of:=[.C9]-[.$C$6]" table:style-name="ce11">
            <text:p>-30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float" office:value="0" table:formula="of:=[.A10]*0.001*10" table:style-name="ce11">
            <text:p>0</text:p>
          </table:table-cell>
          <table:table-cell table:style-name="ce4"/>
          <table:table-cell office:value-type="float" office:value="-30" table:formula="of:=[.C10]-[.$C$6]" table:style-name="ce11">
            <text:p>-30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float" office:value="0" table:formula="of:=[.A11]*0.001*10" table:style-name="ce11">
            <text:p>0</text:p>
          </table:table-cell>
          <table:table-cell table:style-name="ce4"/>
          <table:table-cell office:value-type="float" office:value="-30" table:formula="of:=[.C11]-[.$C$6]" table:style-name="ce11">
            <text:p>-30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float" office:value="0" table:formula="of:=[.A12]*0.001*10" table:style-name="ce11">
            <text:p>0</text:p>
          </table:table-cell>
          <table:table-cell table:style-name="ce4"/>
          <table:table-cell office:value-type="float" office:value="-30" table:formula="of:=[.C12]-[.$C$6]" table:style-name="ce11">
            <text:p>-30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6">
            <text:p>Apple Ring</text:p>
          </table:table-cell>
          <table:table-cell table:style-name="ce9"/>
          <table:table-cell table:style-name="ce8"/>
          <table:table-cell table:style-name="ce2"/>
          <table:table-cell table:style-name="ce1">
            <draw:frame draw:z-index="2" draw:id="id1" draw:style-name="a1" draw:name="Chart 2" svg:x="0.32292in" svg:y="0.1875in" svg:width="5.33333in" svg:height="2.64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4">
          <table:table-cell office:value-type="string" table:style-name="ce3">
            <text:p>Mass (g)</text:p>
          </table:table-cell>
          <table:table-cell office:value-type="string" table:style-name="ce12">
            <text:p>Weight (N)</text:p>
          </table:table-cell>
          <table:table-cell office:value-type="string" table:style-name="ce3">
            <text:p>Length between markers (cm)</text:p>
          </table:table-cell>
          <table:table-cell office:value-type="string" table:style-name="ce13">
            <text:p>Extension (cm)</text:p>
          </table:table-cell>
          <table:table-cell table:number-columns-repeated="16380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formula="of:=[.A18]*0.001*10" table:style-name="ce11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formula="of:=[.C18]-[.$C$18]" table:style-name="ce11">
            <text:p>0</text:p>
          </table:table-cell>
          <table:table-cell table:number-columns-repeated="16380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float" office:value="1" table:formula="of:=[.A19]*0.001*10" table:style-name="ce11">
            <text:p>1</text:p>
          </table:table-cell>
          <table:table-cell table:style-name="ce4"/>
          <table:table-cell office:value-type="float" office:value="-5" table:formula="of:=[.C19]-[.$C$18]" table:style-name="ce11">
            <text:p>-5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float" office:value="2" table:formula="of:=[.A20]*0.001*10" table:style-name="ce11">
            <text:p>2</text:p>
          </table:table-cell>
          <table:table-cell table:style-name="ce4"/>
          <table:table-cell office:value-type="float" office:value="-5" table:formula="of:=[.C20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1]*0.001*10" table:style-name="ce11">
            <text:p>0</text:p>
          </table:table-cell>
          <table:table-cell table:style-name="ce4"/>
          <table:table-cell office:value-type="float" office:value="-5" table:formula="of:=[.C21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2]*0.001*10" table:style-name="ce11">
            <text:p>0</text:p>
          </table:table-cell>
          <table:table-cell table:style-name="ce4"/>
          <table:table-cell office:value-type="float" office:value="-5" table:formula="of:=[.C22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3]*0.001*10" table:style-name="ce11">
            <text:p>0</text:p>
          </table:table-cell>
          <table:table-cell table:style-name="ce4"/>
          <table:table-cell office:value-type="float" office:value="-5" table:formula="of:=[.C23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4]*0.001*10" table:style-name="ce11">
            <text:p>0</text:p>
          </table:table-cell>
          <table:table-cell table:style-name="ce4"/>
          <table:table-cell office:value-type="float" office:value="-5" table:formula="of:=[.C24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5]*0.001*10" table:style-name="ce11">
            <text:p>0</text:p>
          </table:table-cell>
          <table:table-cell table:style-name="ce4"/>
          <table:table-cell office:value-type="float" office:value="-5" table:formula="of:=[.C25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6]*0.001*10" table:style-name="ce11">
            <text:p>0</text:p>
          </table:table-cell>
          <table:table-cell table:style-name="ce4"/>
          <table:table-cell office:value-type="float" office:value="-5" table:formula="of:=[.C26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7]*0.001*10" table:style-name="ce11">
            <text:p>0</text:p>
          </table:table-cell>
          <table:table-cell table:style-name="ce4"/>
          <table:table-cell office:value-type="float" office:value="-5" table:formula="of:=[.C27]-[.$C$18]" table:style-name="ce11">
            <text:p>-5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float" office:value="0" table:formula="of:=[.A28]*0.001*10" table:style-name="ce11">
            <text:p>0</text:p>
          </table:table-cell>
          <table:table-cell table:style-name="ce10"/>
          <table:table-cell office:value-type="float" office:value="-5" table:formula="of:=[.C28]-[.$C$18]" table:style-name="ce11">
            <text:p>-5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Lisa</meta:initial-creator>
    <dc:creator>Lisa</dc:creator>
    <meta:creation-date>2022-06-08T09:39:13Z</meta:creation-date>
    <dc:date>2022-07-01T15:38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polynomial"/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92.75pt" svg:width="384.0pt" chart:style-name="Crt0">
        <chart:title chart:style-name="CT00">
          <text:p text:style-name="a0" text:class-names="" text:cond-style-name="">Stretching Strawberry Laces Experimen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eight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Extension (cm)</text:p>
            </chart:title>
            <chart:grid chart:class="major" chart:style-name="GMa1"/>
          </chart:axis>
          <chart:series chart:values-cell-range-address="Sheet1.$D$6:.$D$9" chart:class="chart:scatter" chart:attached-axis="primary-y" chart:style-name="G0S0">
            <chart:domain table:cell-range-address="Sheet1.$B$6:.$B$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"/>
          </chart:series>
          <chart:series chart:values-cell-range-address="Sheet1.$D$9:.$D$12" chart:class="chart:scatter" chart:attached-axis="primary-y" chart:style-name="G0S1">
            <chart:domain table:cell-range-address="Sheet1.$B$9:.$B$12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 chart:regression-force-intercept="true" chart:regression-intercept-value="0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0.5pt" svg:width="384.0pt" chart:style-name="Crt0">
        <chart:title chart:style-name="CT00">
          <text:p text:style-name="a0" text:class-names="" text:cond-style-name="">Stretching Apple Ring Experimen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eight (N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Extension (cm)</text:p>
            </chart:title>
            <chart:grid chart:class="major" chart:style-name="GMa1"/>
          </chart:axis>
          <chart:series chart:values-cell-range-address="Sheet1.$D$18:.$D$28" chart:class="chart:scatter" chart:attached-axis="primary-y" chart:style-name="G0S0">
            <chart:domain table:cell-range-address="Sheet1.$B$18:.$B$2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